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6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151" style:family="table-cell" style:parent-style-name="Default">
      <style:table-cell-properties fo:border-bottom="none" fo:border-left="none" fo:border-right="0.74pt solid #000000" fo:border-top="0.74pt solid #000000"/>
    </style:style>
    <style:style style:name="ce152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6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6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6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94" table:number-columns-spanned="2" table:number-rows-spanned="2"/>
          <table:covered-table-cell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covered-table-cell table:number-columns-repeated="11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9"/>
          <table:table-cell table:style-name="ce165" office:value-type="string" calcext:value-type="string" table:number-columns-spanned="2" table:number-rows-spanned="1">
            <text:p>Key 1</text:p>
          </table:table-cell>
          <table:covered-table-cell table:style-name="ce179"/>
          <table:covered-table-cell table:number-columns-repeated="10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covered-table-cell table:number-columns-repeated="10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165" office:value-type="string" calcext:value-type="string" table:number-columns-spanned="2" table:number-rows-spanned="1">
            <text:p>Key 2</text:p>
          </table:table-cell>
          <table:covered-table-cell table:style-name="ce179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3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1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141" table:number-columns-spanned="2" table:number-rows-spanned="2"/>
          <table:covered-table-cell table:style-name="ce151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covered-table-cell table:style-name="ce142"/>
          <table:covered-table-cell table:style-name="ce152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Shift enables queuing of commands, (de)select left clicked unit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11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covered-table-cell table:number-columns-repeated="11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3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9"/>
          <table:table-cell table:style-name="ce165" office:value-type="string" calcext:value-type="string" table:number-columns-spanned="2" table:number-rows-spanned="1">
            <text:p>Key 1</text:p>
          </table:table-cell>
          <table:covered-table-cell table:style-name="ce179"/>
          <table:covered-table-cell table:number-columns-repeated="10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37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9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9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9"/>
          <table:covered-table-cell table:number-columns-repeated="10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5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9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9"/>
          <table:table-cell table:style-name="ce165" office:value-type="string" calcext:value-type="string" table:number-columns-spanned="2" table:number-rows-spanned="1">
            <text:p>Key 2 (creep)</text:p>
          </table:table-cell>
          <table:covered-table-cell table:style-name="ce179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3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67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1" table:number-columns-spanned="11" table:number-rows-spanned="2"/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113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8"/>
          <table:table-cell table:style-name="ce203" office:value-type="string" calcext:value-type="string">
            <text:p><text:span text:style-name="T2">UI:</text:span> Alt enables Autocast for certain command/abilities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11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covered-table-cell table:number-columns-repeated="11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1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3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9"/>
          <table:table-cell table:style-name="ce165" table:number-columns-spanned="2" table:number-rows-spanned="1"/>
          <table:covered-table-cell table:style-name="ce179"/>
          <table:covered-table-cell table:style-name="ce165"/>
          <table:covered-table-cell table:style-name="ce179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113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5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91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3"/>
          <table:covered-table-cell table:style-name="ce58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9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9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style-name="ce165"/>
          <table:covered-table-cell table:style-name="ce179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113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3"/>
          <table:covered-table-cell table:number-columns-repeated="2" table:style-name="ce13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1" table:number-columns-spanned="2" table:number-rows-spanned="2"/>
          <table:covered-table-cell table:style-name="ce86"/>
          <table:table-cell table:style-name="ce6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5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9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9"/>
          <table:table-cell table:style-name="ce165" table:number-columns-spanned="2" table:number-rows-spanned="1"/>
          <table:covered-table-cell table:style-name="ce179"/>
          <table:covered-table-cell table:style-name="ce165"/>
          <table:covered-table-cell table:style-name="ce179"/>
          <table:covered-table-cell table:style-name="ce161"/>
          <table:covered-table-cell table:style-name="ce113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6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3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covered-table-cell table:number-columns-repeated="2" table:style-name="ce66"/>
          <table:covered-table-cell table:number-columns-repeated="2" table:style-name="ce33"/>
          <table:covered-table-cell table:number-columns-repeated="2" table:style-name="ce66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6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39" table:number-columns-spanned="2" table:number-rows-spanned="1"/>
          <table:covered-table-cell table:style-name="ce50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2"/>
          <table:covered-table-cell table:style-name="ce5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covered-table-cell table:style-name="ce19" office:value-type="float" office:value="3" calcext:value-type="float">
            <text:p>3</text:p>
          </table:covered-table-cell>
          <table:covered-table-cell table:style-name="ce13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2">
            <text:p>Win</text:p>
          </table:table-cell>
          <table:covered-table-cell table:number-columns-repeated="2" table:style-name="ce67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1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covered-table-cell table:number-columns-repeated="6" table:style-name="ce67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de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covered-table-cell table:number-columns-repeated="6" table:style-name="ce66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13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2">
            <text:p>Win</text:p>
          </table:table-cell>
          <table:covered-table-cell table:number-columns-repeated="2" table:style-name="ce67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66" table:number-columns-spanned="11" table:number-rows-spanned="2"/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covered-table-cell table:number-columns-repeated="6" table:style-name="ce67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8"/>
          <table:table-cell table:style-name="ce203" office:value-type="string" calcext:value-type="string">
            <text:p>UI: (de)select left clicked unit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3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6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1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61"/>
          <table:covered-table-cell table:style-name="ce113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94" table:number-columns-spanned="9" table:number-rows-spanned="2"/>
          <table:covered-table-cell table:number-columns-repeated="8" table:style-name="ce33"/>
          <table:table-cell table:style-name="ce202" table:number-columns-repeated="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table-cell table:style-name="ce202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32" office:value-type="float" office:value="1" calcext:value-type="float">
            <text:p>1</text:p>
          </table:covered-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9"/>
          <table:covered-table-cell table:number-columns-repeated="6" table:style-name="ce66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96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171" table:number-columns-spanned="2" table:number-rows-spanned="1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161" table:number-columns-spanned="2" table:number-rows-spanned="1"/>
          <table:covered-table-cell table:style-name="ce113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68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68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66" table:number-columns-spanned="11" table:number-rows-spanned="2"/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61"/>
          <table:covered-table-cell table:style-name="ce167"/>
          <table:covered-table-cell table:style-name="ce177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09:08:34.223866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3-24T09:09:33.502583816</dc:date>
    <meta:editing-duration>PT5H41M9S</meta:editing-duration>
    <meta:editing-cycles>96</meta:editing-cycles>
    <meta:generator>LibreOffice/5.4.5.1$Linux_X86_64 LibreOffice_project/40m0$Build-1</meta:generator>
    <meta:print-date>2016-10-30T21:29:01.760157925</meta:print-date>
    <meta:document-statistic meta:table-count="1" meta:cell-count="318" meta:object-count="0"/>
  </office:meta>
</office:document-meta>
</file>